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F3D9D55078.png" manifest:media-type="image/png"/>
  <manifest:file-entry manifest:full-path="Pictures/100002010000010000000100B1E0F9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7.7cm" svg:height="7.5cm" svg:x="0.1cm" svg:y="1.5cm">
            <draw:image xlink:href="Pictures/100002010000010000000100B1E0F94D.png" xlink:type="simple" xlink:show="embed" xlink:actuate="onLoad">
              <text:p/>
            </draw:image>
          </draw:frame>
          <draw:frame draw:style-name="gr1" draw:text-style-name="P1" draw:layer="layout" svg:width="2.401cm" svg:height="1.507cm" svg:x="2.785cm" svg:y="5.585cm">
            <draw:image xlink:href="Pictures/10000201000003E8000001F3D9D5507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07:13:11.752130362</meta:creation-date>
    <dc:date>2015-03-05T07:29:54.789128122</dc:date>
    <meta:editing-duration>PT13M40S</meta:editing-duration>
    <meta:editing-cycles>7</meta:editing-cycles>
    <meta:generator>LibreOffice/4.3.5.2$Linux_X86_64 LibreOffice_project/3a87456aaa6a95c63eea1c1b3201acedf0751bd5</meta:generator>
    <meta:document-statistic meta:object-count="3"/>
  </office:meta>
</office:document-meta>
</file>